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6a5" officeooo:paragraph-rsid="001b46a5"/>
    </style:style>
    <style:style style:name="P2" style:family="paragraph" style:parent-style-name="Standard">
      <style:paragraph-properties fo:text-align="start" style:justify-single-word="false"/>
      <style:text-properties officeooo:rsid="001b46a5" officeooo:paragraph-rsid="001b4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de base</text:p>
      <text:p text:style-name="P1"/>
      <text:p text:style-name="P1"/>
      <text:p text:style-name="P2">cercle avec fin :</text:p>
      <text:p text:style-name="P2"/>
      <text:p text:style-name="P2"/>
      <text:p text:style-name="P2"/>
      <text:p text:style-name="P2"><text:s text:c="3"/><text:bookmark-start text:name="__DdeLink__1_1104993300"/><text:s/><text:bookmark-start text:name="__DdeLink__5_1104993300"/>struct LedFont *font = load_font("fonts/6x10.bdf");<text:bookmark-end text:name="__DdeLink__5_1104993300"/></text:p>
      <text:p text:style-name="P2"><text:bookmark-start text:name="__DdeLink__7_1104993300"/></text:p>
      <text:p text:style-name="P2"><text:s text:c="4"/>led_canvas_clear(offscreen_canvas);</text:p>
      <text:p text:style-name="P2"><text:s text:c="4"/>led_canvas_clear(matrix);<text:bookmark-end text:name="__DdeLink__7_1104993300"/></text:p>
      <text:p text:style-name="P2"><text:s text:c="4"/>led_canvas_set_pixel(offscreen_canvas, 63, 0, 00, 0xFF, 0);</text:p>
      <text:p text:style-name="P2"><text:s text:c="4"/>led_canvas_set_pixel(offscreen_canvas, 0, 31, 00, 0, 0xFF);</text:p>
      <text:p text:style-name="P2"><text:s text:c="4"/>f<text:bookmark-start text:name="__DdeLink__9_1104993300"/>or (i = 1; i &lt; 10; i++)</text:p>
      <text:p text:style-name="P2"><text:s text:c="4"/>{</text:p>
      <text:p text:style-name="P2"><text:s text:c="8"/>draw_circle(offscreen_canvas, 15, 15, i, 0xff, 00, 00);</text:p>
      <text:p text:style-name="P2"><text:s text:c="8"/>sleep(1);</text:p>
      <text:p text:style-name="P2"><text:s text:c="8"/>offscreen_canvas = led_matrix_swap_on_vsync(matrix, offscreen_canvas);</text:p>
      <text:p text:style-name="P2"><text:s text:c="4"/>}<text:bookmark-end text:name="__DdeLink__9_1104993300"/></text:p>
      <text:p text:style-name="P2"><text:s text:c="4"/><text:bookmark-start text:name="__DdeLink__3_1104993300"/>draw_text(offscreen_canvas, font, 30, 12, 0, 0xFF, 0, "Fin", 1);<text:bookmark-end text:name="__DdeLink__3_1104993300"/></text:p>
      <text:p text:style-name="P2"/>
      <text:p text:style-name="P2"><text:s text:c="4"/>offscreen_canvas = led_matrix_swap_on_vsync(matrix, offscreen_canvas);<text:bookmark-start text:name="__DdeLink__11_1104993300"/></text:p>
      <text:p text:style-name="P2"><text:s text:c="4"/>sleep(10);<text:bookmark-end text:name="__DdeLink__11_1104993300"/></text:p>
      <text:p text:style-name="P2"><text:s text:c="4"/>led_matrix_delete(matrix);<text:bookmark-end text:name="__DdeLink__1_1104993300"/></text:p>
      <text:p text:style-name="P2"/>
      <text:p text:style-name="P2"/>
      <text:p text:style-name="P2"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11:27.724634632</meta:creation-date>
    <dc:date>2023-12-19T12:00:20.893729251</dc:date>
    <meta:editing-duration>PT2H49M2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18" meta:word-count="63" meta:character-count="664" meta:non-whitespace-character-count="542"/>
  </office:meta>
</office:document-meta>
</file>